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b25de"/>
    </style:style>
    <style:style style:name="P2" style:family="paragraph" style:parent-style-name="Standard">
      <style:text-properties fo:color="#c9211e" loext:opacity="100%" fo:font-size="24pt" fo:font-weight="bold" officeooo:paragraph-rsid="000b25de" style:font-size-asian="24pt" style:font-weight-asian="bold" style:font-size-complex="24pt" style:font-weight-complex="bold"/>
    </style:style>
    <style:style style:name="P3" style:family="paragraph" style:parent-style-name="Standard">
      <style:text-properties fo:color="#c9211e" loext:opacity="100%" fo:font-size="24pt" fo:font-weight="bold" officeooo:rsid="000b25de" officeooo:paragraph-rsid="000b25de" style:font-size-asian="24pt" style:font-weight-asian="bold" style:font-size-complex="24pt" style:font-weight-complex="bold"/>
    </style:style>
    <style:style style:name="T1" style:family="text">
      <style:text-properties officeooo:rsid="000b25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TML</text:p>
      <text:p text:style-name="P1"/>
      <text:p text:style-name="P1">&lt;html lang="pt"&gt;</text:p>
      <text:p text:style-name="P1">&lt;head&gt;</text:p>
      <text:p text:style-name="P1"><text:s text:c="4"/>&lt;meta charset="UTF-8"&gt;</text:p>
      <text:p text:style-name="P1"><text:s text:c="4"/>&lt;meta name="viewport" content="width=device-width, initial-scale=1.0"&gt;</text:p>
      <text:p text:style-name="P1"><text:s text:c="4"/>&lt;title&gt;Cadastro de Conta&lt;/title&gt;</text:p>
      <text:p text:style-name="P1"><text:s text:c="4"/>&lt;link rel="stylesheet" href="styles.css"&gt;</text:p>
      <text:p text:style-name="P1">&lt;/head&gt;</text:p>
      <text:p text:style-name="P1">&lt;body&gt;</text:p>
      <text:p text:style-name="P1"><text:s text:c="4"/>&lt;div class="container"&gt;</text:p>
      <text:p text:style-name="P1"><text:s text:c="8"/>&lt;h2&gt;Criação de Conta&lt;/h2&gt;</text:p>
      <text:p text:style-name="P1"><text:s text:c="8"/>&lt;form&gt;</text:p>
      <text:p text:style-name="P1"><text:s text:c="12"/>&lt;label for="nome"&gt;Nome:&lt;/label&gt;</text:p>
      <text:p text:style-name="P1"><text:s text:c="12"/>&lt;input type="text" id="nome" name="nome" required&gt;</text:p>
      <text:p text:style-name="P1"/>
      <text:p text:style-name="P1"><text:s text:c="12"/>&lt;label for="email"&gt;Email:&lt;/label&gt;</text:p>
      <text:p text:style-name="P1"><text:s text:c="12"/>&lt;input type="email" id="email" name="email" required&gt;</text:p>
      <text:p text:style-name="P1"/>
      <text:p text:style-name="P1"><text:s text:c="12"/>&lt;label for="cpf"&gt;CPF:&lt;/label&gt;</text:p>
      <text:p text:style-name="P1"><text:s text:c="12"/>&lt;input type="text" id="cpf" name="cpf" required&gt;</text:p>
      <text:p text:style-name="P1"/>
      <text:p text:style-name="P1"><text:s text:c="12"/>&lt;label for="telefone"&gt;Número de Telefone:&lt;/label&gt;</text:p>
      <text:p text:style-name="P1"><text:s text:c="12"/>&lt;input type="tel" id="telefone" name="telefone" required&gt;</text:p>
      <text:p text:style-name="P1"/>
      <text:p text:style-name="P1"><text:s text:c="12"/>&lt;label for="senha"&gt;Senha:&lt;/label&gt;</text:p>
      <text:p text:style-name="P1"><text:s text:c="12"/>&lt;input type="password" id="senha" name="senha" required&gt;</text:p>
      <text:p text:style-name="P1"/>
      <text:p text:style-name="P1"><text:s text:c="12"/>&lt;label for="confirmar_senha"&gt;Confirme sua Senha:&lt;/label&gt;</text:p>
      <text:p text:style-name="P1"><text:s text:c="12"/>&lt;input type="password" id="confirmar_senha" name="confirmar_senha" required&gt;</text:p>
      <text:p text:style-name="P1"/>
      <text:p text:style-name="P1"><text:s text:c="12"/>&lt;button type="submit" class="btn"&gt;Criar Conta&lt;/button&gt;</text:p>
      <text:p text:style-name="P1"><text:s text:c="8"/>&lt;/form&gt;</text:p>
      <text:p text:style-name="P1"><text:s text:c="4"/>&lt;/div&gt;</text:p>
      <text:p text:style-name="P1">&lt;/body&gt;</text:p>
      <text:p text:style-name="P1">&lt;/html&gt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<text:span text:style-name="T1">CSS</text:span></text:p>
      <text:p text:style-name="Standard"/>
      <text:p text:style-name="Standard">body {</text:p>
      <text:p text:style-name="Standard"><text:s text:c="4"/>font-family: Arial, sans-serif;</text:p>
      <text:p text:style-name="Standard"><text:s text:c="4"/>background-color: #000;</text:p>
      <text:p text:style-name="Standard"><text:s text:c="4"/>color: #fff;</text:p>
      <text:p text:style-name="Standard"><text:s text:c="4"/>display: flex;</text:p>
      <text:p text:style-name="Standard"><text:s text:c="4"/>justify-content: center;</text:p>
      <text:p text:style-name="Standard"><text:s text:c="4"/>align-items: center;</text:p>
      <text:p text:style-name="Standard"><text:s text:c="4"/>height: 100vh;</text:p>
      <text:p text:style-name="Standard"><text:s text:c="4"/>margin: 0;}</text:p>
      <text:p text:style-name="Standard">.container {</text:p>
      <text:p text:style-name="Standard"><text:s text:c="4"/>background-color: #111;</text:p>
      <text:p text:style-name="Standard"><text:s text:c="4"/>padding: 30px;</text:p>
      <text:p text:style-name="Standard"><text:s text:c="4"/>border-radius: 8px;</text:p>
      <text:p text:style-name="Standard"><text:s text:c="4"/>box-shadow: 0 0 10px rgba(255, 0, 0, 0.5);</text:p>
      <text:p text:style-name="Standard"><text:s text:c="4"/>width: 350px;</text:p>
      <text:p text:style-name="Standard"><text:s text:c="4"/>display: flex;</text:p>
      <text:p text:style-name="Standard"><text:s text:c="4"/>flex-direction: column;</text:p>
      <text:p text:style-name="Standard"><text:s text:c="4"/>align-items: center;</text:p>
      <text:p text:style-name="Standard">}</text:p>
      <text:p text:style-name="Standard">h2 {</text:p>
      <text:p text:style-name="Standard"><text:s text:c="4"/>text-align: center;</text:p>
      <text:p text:style-name="Standard"><text:s text:c="4"/>color: red;</text:p>
      <text:p text:style-name="Standard">}</text:p>
      <text:p text:style-name="Standard">form {</text:p>
      <text:p text:style-name="Standard"><text:s text:c="4"/>width: 100%;</text:p>
      <text:p text:style-name="Standard">}</text:p>
      <text:p text:style-name="Standard">label {</text:p>
      <text:p text:style-name="Standard"><text:s text:c="4"/>display: block;</text:p>
      <text:p text:style-name="Standard"><text:s text:c="4"/>margin-top: 24px;</text:p>
      <text:p text:style-name="Standard">color: #9a1916;</text:p>
      <text:p text:style-name="Standard">}</text:p>
      <text:p text:style-name="Standard">input {</text:p>
      <text:p text:style-name="Standard"><text:s text:c="4"/>width: calc(100% - 16px);</text:p>
      <text:p text:style-name="Standard"><text:s text:c="4"/>padding: 10px;</text:p>
      <text:p text:style-name="Standard"><text:s text:c="4"/>margin-top: 5px;</text:p>
      <text:p text:style-name="Standard"><text:s text:c="4"/>border: 1px solid red;</text:p>
      <text:p text:style-name="Standard"><text:s text:c="4"/>border-radius: 4px;</text:p>
      <text:p text:style-name="Standard"><text:s text:c="4"/>background-color: #222;</text:p>
      <text:p text:style-name="Standard"><text:s text:c="4"/>color: white;</text:p>
      <text:p text:style-name="Standard"><text:s text:c="4"/>display: block;}</text:p>
      <text:p text:style-name="Standard">.btn {</text:p>
      <text:p text:style-name="Standard"><text:s text:c="4"/>width: 100%;</text:p>
      <text:p text:style-name="Standard"><text:s text:c="4"/>padding: 12px;</text:p>
      <text:p text:style-name="Standard"><text:s text:c="4"/>margin-top: 20px;</text:p>
      <text:p text:style-name="Standard"><text:s text:c="4"/>background-color: red;</text:p>
      <text:p text:style-name="Standard"><text:s text:c="4"/>border: none;</text:p>
      <text:p text:style-name="Standard"><text:s text:c="4"/>color: white;</text:p>
      <text:p text:style-name="Standard"><text:s text:c="4"/>font-size: 16px;</text:p>
      <text:p text:style-name="Standard"><text:s text:c="4"/>cursor: pointer;</text:p>
      <text:p text:style-name="Standard"><text:s text:c="4"/>border-radius: 4px;}</text:p>
      <text:p text:style-name="Standard">.btn:hover {</text:p>
      <text:p text:style-name="Standard"><text:s text:c="4"/>background-color: darkred;}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767cm" fo:margin-bottom="0.834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6T14:03:13.832622449</meta:creation-date>
    <dc:date>2025-03-26T14:06:03.315902884</dc:date>
    <meta:editing-duration>PT2M50S</meta:editing-duration>
    <meta:editing-cycles>1</meta:editing-cycles>
    <meta:document-statistic meta:table-count="0" meta:image-count="0" meta:object-count="0" meta:page-count="2" meta:paragraph-count="82" meta:word-count="190" meta:character-count="2061" meta:non-whitespace-character-count="1593"/>
    <meta:generator>LibreOffice/24.2.7.2$Linux_X86_64 LibreOffice_project/ee3885777aa7032db5a9b65deec9457448a91162</meta:generator>
  </office:meta>
</office:document-meta>
</file>